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list-style-name="L1">
      <style:paragraph-properties fo:text-align="start" style:justify-single-word="false"/>
      <style:text-properties fo:font-weight="normal" style:font-weight-asian="normal" style:font-weight-complex="normal"/>
    </style:style>
    <style:style style:name="P7" style:family="paragraph" style:parent-style-name="Standard" style:list-style-name="L2">
      <style:paragraph-properties fo:text-align="start" style:justify-single-word="false"/>
      <style:text-properties fo:font-weight="normal" style:font-weight-asian="normal" style:font-weight-complex="normal"/>
    </style:style>
    <style:style style:name="P8" style:family="paragraph" style:parent-style-name="Standard" style:list-style-name="L3">
      <style:paragraph-properties fo:text-align="start" style:justify-single-word="false"/>
      <style:text-properties fo:font-weight="normal" style:font-weight-asian="normal" style:font-weight-complex="normal"/>
    </style:style>
    <style:style style:name="P9" style:family="paragraph" style:parent-style-name="Standard" style:list-style-name="L4">
      <style:paragraph-properties fo:text-align="start" style:justify-single-word="false"/>
      <style:text-properties fo:font-weight="normal" style:font-weight-asian="normal" style:font-weight-complex="normal"/>
    </style:style>
    <style:style style:name="P10" style:family="paragraph" style:parent-style-name="Standard" style:list-style-name="L5">
      <style:paragraph-properties fo:text-align="start" style:justify-single-word="false"/>
      <style:text-properties fo:font-weight="normal" style:font-weight-asian="normal" style:font-weight-complex="normal"/>
    </style:style>
    <style:style style:name="P11" style:family="paragraph" style:parent-style-name="Standard" style:list-style-name="L3">
      <style:text-properties fo:font-weight="normal" style:font-weight-asian="normal" style:font-weight-complex="normal"/>
    </style:style>
    <style:style style:name="P12" style:family="paragraph" style:parent-style-name="Standard">
      <style:paragraph-properties fo:text-align="center" style:justify-single-word="false"/>
      <style:text-properties fo:font-weight="normal" style:font-weight-asian="normal" style:font-weight-complex="normal"/>
    </style:style>
    <style:style style:name="P13" style:family="paragraph" style:parent-style-name="Standard" style:list-style-name="L3">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eeting Minutes</text:p>
      <text:p text:style-name="P4"/>
      <text:p text:style-name="P2"><text:span text:style-name="T1">Date:</text:span> 09/12/13</text:p>
      <text:p text:style-name="P2"><text:span text:style-name="T1">Time:</text:span> 08:00pm – 11:00pm</text:p>
      <text:p text:style-name="P5">Meeting Agenda:</text:p>
      <text:list xml:id="list11407732111" text:style-name="L1">
        <text:list-item>
          <text:p text:style-name="P6">Began working as a group figuring out what entities we need (Matt taking notes on description)</text:p>
          <text:list>
            <text:list-item>
              <text:p text:style-name="P6">Read through system description</text:p>
            </text:list-item>
            <text:list-item>
              <text:p text:style-name="P6">Decided it would need to be a whole team effort, rather than breaking up tasks among each other</text:p>
              <text:list>
                <text:list-item>
                  <text:p text:style-name="P6">Being thorough is key to success!</text:p>
                </text:list-item>
              </text:list>
            </text:list-item>
          </text:list>
        </text:list-item>
        <text:list-item>
          <text:p text:style-name="P6">Need to ask question on sales/commission report? More details needed</text:p>
        </text:list-item>
        <text:list-item>
          <text:p text:style-name="P6"><text:span text:style-name="T1">Question</text:span> – can users bid on their own auction?</text:p>
        </text:list-item>
        <text:list-item>
          <text:p text:style-name="P6"><text:span text:style-name="T1">Question</text:span> – is there a good way to model Admins and User? Or should they be completely distinct?</text:p>
          <text:list>
            <text:list-item>
              <text:p text:style-name="P6">Is there a need for Admin to have any relations?</text:p>
            </text:list-item>
          </text:list>
        </text:list-item>
        <text:list-item>
          <text:p text:style-name="P6"><text:span text:style-name="T1">Question</text:span> – what do the reports all entail? <text:s/>Search parameters?</text:p>
        </text:list-item>
        <text:list-item>
          <text:p text:style-name="P6">Began filling out a rough draft of the ER diagram.</text:p>
        </text:list-item>
        <text:list-item>
          <text:p text:style-name="P6"><text:span text:style-name="T1">Question</text:span> – what is the commission? On the page it shows some arbitrary number? <text:s/>Is it currency? How is it calculated?</text:p>
        </text:list-item>
        <text:list-item>
          <text:p text:style-name="P6">Going to use Google drive to share documents</text:p>
        </text:list-item>
        <text:list-item>
          <text:p text:style-name="P6">Random banter about how awesome we are.</text:p>
        </text:list-item>
      </text:list>
      <text:p text:style-name="P2"/>
      <text:p text:style-name="P2"><text:span text:style-name="T1">Date:</text:span> 09/17/13</text:p>
      <text:p text:style-name="P2"><text:span text:style-name="T1">Time:</text:span> 10:55-11:05</text:p>
      <text:p text:style-name="P5">Meeting Agenda:</text:p>
      <text:list xml:id="list1907463529" text:style-name="L2">
        <text:list-item>
          <text:p text:style-name="P7">Figure out agenda for the week</text:p>
          <text:list>
            <text:list-item>
              <text:p text:style-name="P7">Meet Thursday night, time?</text:p>
            </text:list-item>
            <text:list-item>
              <text:p text:style-name="P7">Meet on Wednesday at 2pm to ask questions</text:p>
            </text:list-item>
          </text:list>
        </text:list-item>
      </text:list>
      <text:p text:style-name="P2"/>
      <text:p text:style-name="P2"><text:span text:style-name="T1">Date:</text:span> 09/18/13</text:p>
      <text:p text:style-name="P2"><text:span text:style-name="T1">Time:</text:span> 2:00 – 2:20</text:p>
      <text:p text:style-name="P5">Meeting Agenda:</text:p>
      <text:list xml:id="list878610952" text:style-name="L3">
        <text:list-item>
          <text:p text:style-name="P8">Meet with Imad to ask questions from 9/12</text:p>
        </text:list-item>
        <text:list-item>
          <text:p text:style-name="P8">Will be meeting Thursday night at 7:30pm</text:p>
        </text:list-item>
      </text:list>
      <text:p text:style-name="P2"/>
      <text:p text:style-name="P2"><text:span text:style-name="T1">Date:</text:span> 09/19/13</text:p>
      <text:p text:style-name="P2"><text:span text:style-name="T1">Time:</text:span> 9:00 – 10:30 </text:p>
      <text:p text:style-name="P5">Meeting Agenda:</text:p>
      <text:list xml:id="list761525686" text:continue-numbering="true" text:style-name="L3">
        <text:list-item>
          <text:p text:style-name="P11">How should the item list that a user bid on be mapped in the ERD?</text:p>
          <text:list>
            <text:list-item>
              <text:p text:style-name="P8">In user? Item? Auction?</text:p>
            </text:list-item>
          </text:list>
        </text:list-item>
        <text:list-item>
          <text:p text:style-name="P8">Began creation of rough draft of ERD</text:p>
          <text:list>
            <text:list-item>
              <text:p text:style-name="P8">Will meet again on Monday/Tuesday/Wednesday to finish up diagram, then ask Imad Qs on Wednesday.</text:p>
            </text:list-item>
          </text:list>
        </text:list-item>
      </text:list>
      <text:p text:style-name="P2"/>
      <text:p text:style-name="P3">- Page 7 -</text:p>
      <text:list xml:id="list1757557314" text:continue-numbering="true" text:style-name="L3">
        <text:list-item>
          <text:p text:style-name="P8"><text:soft-page-break/>Is it better to model a multivalued attribute in Auction, or just put the attributes needed in the multivalued attribute into the M:N relationship?</text:p>
        </text:list-item>
        <text:list-item>
          <text:p text:style-name="P8">Feedback has two disjoint complete subclasses, Buyer Feedback, and Seller Feedback</text:p>
        </text:list-item>
        <text:list-item>
          <text:p text:style-name="P8">Maximal bid will be put in either the relation between user and auction, or in the multivalued attribute in Auction, that holds the user bid info for each item they bid on.</text:p>
        </text:list-item>
        <text:list-item>
          <text:p text:style-name="P8">Will meet on Monday night at 8 in Pengl.</text:p>
        </text:list-item>
      </text:list>
      <text:p text:style-name="P2"/>
      <text:p text:style-name="P2"><text:span text:style-name="T1">Date:</text:span> 09/22/13</text:p>
      <text:p text:style-name="P2"><text:span text:style-name="T1">Time:</text:span> 8:00 – 9:30</text:p>
      <text:p text:style-name="P5">Meeting Agenda:</text:p>
      <text:list xml:id="list1503739726" text:continue-numbering="true" text:style-name="L3">
        <text:list-item>
          <text:p text:style-name="P8">Completed the ER diagram rough copy</text:p>
          <text:list>
            <text:list-item>
              <text:p text:style-name="P8">Connected attributes to entities/composite attributes</text:p>
            </text:list-item>
            <text:list-item>
              <text:p text:style-name="P8">Completed relationships and connected them to their entities.</text:p>
            </text:list-item>
          </text:list>
        </text:list-item>
        <text:list-item>
          <text:p text:style-name="P8">Worked on cleaning up the ER diagram</text:p>
          <text:list>
            <text:list-item>
              <text:p text:style-name="P8">Making it look more presentable/readable</text:p>
            </text:list-item>
          </text:list>
        </text:list-item>
        <text:list-item>
          <text:p text:style-name="P8">Discussed turning the Auction entity into a relationship between User and Item (still not sure)</text:p>
        </text:list-item>
        <text:list-item>
          <text:p text:style-name="P8">Needed clarification on participation in relationships</text:p>
        </text:list-item>
        <text:list-item>
          <text:p text:style-name="P8">Need clarification on a Create Relationship between Administrator and User</text:p>
        </text:list-item>
        <text:list-item>
          <text:p text:style-name="P8">Auction Relationship needs to be worked on</text:p>
        </text:list-item>
        <text:list-item>
          <text:p text:style-name="P8">Is there redundant information in the Auction Relationship/Entity</text:p>
        </text:list-item>
        <text:list-item>
          <text:p text:style-name="P8">Started to do relational mapping with semi-complete ER diagram</text:p>
        </text:list-item>
      </text:list>
      <text:p text:style-name="P2"/>
      <text:p text:style-name="P2"><text:span text:style-name="T1">Date:</text:span> 09/23/13</text:p>
      <text:p text:style-name="P2"><text:span text:style-name="T1">Time:</text:span> 10:00 – 11:20</text:p>
      <text:p text:style-name="P5">Meeting Agenda:</text:p>
      <text:list xml:id="list610134121" text:continue-numbering="true" text:style-name="L3">
        <text:list-item>
          <text:p text:style-name="P8">General question on the Auction relationship</text:p>
        </text:list-item>
        <text:list-item>
          <text:p text:style-name="P8"><text:span text:style-name="T1">Question: </text:span>Can we use Min/Max cardinality on a binary relationship?</text:p>
        </text:list-item>
        <text:list-item>
          <text:p text:style-name="P8">Feedback must have a relationship to item</text:p>
        </text:list-item>
        <text:list-item>
          <text:p text:style-name="P8">Do the relational mapping on Word because OPEN OFFICE STINKS!</text:p>
        </text:list-item>
        <text:list-item>
          <text:p text:style-name="P8">Will ask Imad above questions on Wednesday at 2pm</text:p>
        </text:list-item>
        <text:list-item>
          <text:p text:style-name="P13">Question: <text:span text:style-name="T2">Need to ignore derived attributes, or should we include?</text:span></text:p>
        </text:list-item>
        <text:list-item>
          <text:p text:style-name="P13">Question: <text:span text:style-name="T2">What is the best way to model the relations between User and Item?</text:span></text:p>
        </text:list-item>
        <text:list-item>
          <text:p text:style-name="P13">Question: <text:span text:style-name="T2">Will the administrator have a relationship with user?</text:span></text:p>
        </text:list-item>
      </text:list>
      <text:p text:style-name="P2"/>
      <text:p text:style-name="P2"><text:span text:style-name="T1">Date:</text:span> 09/24/13</text:p>
      <text:p text:style-name="P2"><text:span text:style-name="T1">Time:</text:span> 2:00 – 3:00</text:p>
      <text:p text:style-name="P5">Meeting Agenda:</text:p>
      <text:list xml:id="list2038484408" text:style-name="L4">
        <text:list-item>
          <text:p text:style-name="P9">Ask Imad Questions from previous night</text:p>
        </text:list-item>
        <text:list-item>
          <text:p text:style-name="P9">Briefly discuss game plan for how to model the User/Auction/Item entities/relationships</text:p>
        </text:list-item>
        <text:list-item>
          <text:p text:style-name="P9">Do not use min/max unless you use it for all relationships</text:p>
        </text:list-item>
        <text:list-item>
          <text:p text:style-name="P9">New model for Items to Feedback</text:p>
          <text:list>
            <text:list-item>
              <text:p text:style-name="P9">Buyer Feedback and Seller Feedback both weak entities</text:p>
            </text:list-item>
          </text:list>
        </text:list-item>
      </text:list>
      <text:p text:style-name="P2"/>
      <text:p text:style-name="P3">- Page 8 -</text:p>
      <text:list xml:id="list1927669999" text:continue-numbering="true" text:style-name="L4">
        <text:list-item>
          <text:list>
            <text:list-item>
              <text:list>
                <text:list-item>
                  <text:p text:style-name="P9"><text:soft-page-break/>Have identifying relationship with Item</text:p>
                </text:list-item>
                <text:list-item>
                  <text:p text:style-name="P9">No need for relationship between user and feedback.</text:p>
                </text:list-item>
              </text:list>
            </text:list-item>
          </text:list>
        </text:list-item>
      </text:list>
      <text:p text:style-name="P2"/>
      <text:p text:style-name="P2"><text:span text:style-name="T1">Date:</text:span> 09/24/13</text:p>
      <text:p text:style-name="P2"><text:span text:style-name="T1">Time:</text:span> 9:00 – 11:00</text:p>
      <text:p text:style-name="P5">Meeting Agenda:</text:p>
      <text:list xml:id="list212505010" text:style-name="L5">
        <text:list-item>
          <text:p text:style-name="P10">Finish up the ER diagram based on the responses from the customer during our questions from earlier in the afternoon</text:p>
          <text:list>
            <text:list-item>
              <text:p text:style-name="P10">Discussed and documented the justifications for each of the controversial decisions made in the ER</text:p>
            </text:list-item>
          </text:list>
        </text:list-item>
        <text:list-item>
          <text:p text:style-name="P10">Finish up the relational map</text:p>
          <text:list>
            <text:list-item>
              <text:p text:style-name="P10">Discussed and documented the controversial decisions and their alternatives, and why we used what we did in the relational schema diagram</text:p>
            </text:list-item>
          </text:list>
        </text:list-item>
        <text:list-item>
          <text:p text:style-name="P10">Discussed and documented the problems we ran into within the whole phase.</text:p>
        </text:list-item>
        <text:list-item>
          <text:p text:style-name="P10">Put together final draft of document</text:p>
        </text:list-item>
        <text:list-item>
          <text:p text:style-name="P10">Talk again about how awesome we are (and a little on how awesome Imad is too... he's pretty awesome)</text:p>
        </text:list-item>
        <text:list-item>
          <text:p text:style-name="P10">Called it a night!</text:p>
        </text:list-item>
      </text:list>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Page 9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Zurn</meta:initial-creator>
    <meta:creation-date>2013-09-12T20:08:28</meta:creation-date>
    <dc:date>2013-09-25T22:26:18</dc:date>
    <dc:creator>Andrew Zurn</dc:creator>
    <meta:editing-duration>PT4H12M37S</meta:editing-duration>
    <meta:editing-cycles>26</meta:editing-cycles>
    <meta:generator>LibreOffice/3.4$Unix LibreOffice_project/340m1$Build-502</meta:generator>
    <meta:document-statistic meta:table-count="0" meta:image-count="0" meta:object-count="0" meta:page-count="3" meta:paragraph-count="88" meta:word-count="751" meta:character-count="4191" meta:non-whitespace-character-count="3585"/>
  </office:meta>
</office:document-meta>
</file>